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UMemoryCache.update( ICacheElement 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MRUMemoryCache.dumpCache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RUMemoryCache.initialize( CompositeCache h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RUMemoryCache.get( Serializable ke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MRUMemory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RUMemoryCache.dump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RUMemoryCache.getQui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RUMemoryCache.getKe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RUMemoryCache.remove( Serializable ke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